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solid" svg:stroke-width="0.02083in" svg:stroke-color="#70ad47" draw:marker-end="a385" svg:stroke-opacity="100%" draw:stroke-linejoin="miter" svg:stroke-linecap="butt"/>
    </style:style>
    <style:style style:family="graphic" style:name="a387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draw:fill="none" draw:stroke="solid" svg:stroke-width="0.02083in" svg:stroke-color="#ffc000" svg:stroke-opacity="100%" draw:stroke-linejoin="miter" svg:stroke-linecap="butt"/>
    </style:style>
    <style:style style:family="graphic" style:name="a401">
      <style:graphic-properties draw:fill="none" draw:stroke="solid" svg:stroke-width="0.02083in" svg:stroke-color="#ffc000" svg:stroke-opacity="100%" draw:stroke-linejoin="miter" svg:stroke-linecap="butt"/>
    </style:style>
    <style:style style:family="graphic" style:name="a402">
      <style:graphic-properties draw:fill="none" draw:stroke="solid" svg:stroke-width="0.02083in" svg:stroke-color="#ffc000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2083in" svg:stroke-color="#ffc000" svg:stroke-opacity="100%" draw:stroke-linejoin="miter" svg:stroke-linecap="butt"/>
    </style:style>
    <style:style style:family="graphic" style:name="a396">
      <style:graphic-properties draw:fill="none" draw:stroke="solid" svg:stroke-width="0.02083in" svg:stroke-color="#70ad47" draw:marker-end="a395" svg:stroke-opacity="100%" draw:stroke-linejoin="miter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2083in" svg:stroke-color="#70ad47" draw:marker-end="a397" svg:stroke-opacity="100%" draw:stroke-linejoin="miter" svg:stroke-linecap="but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02083in" svg:stroke-color="#ffc000" svg:stroke-opacity="100%" draw:stroke-linejoin="miter" svg:stroke-linecap="butt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custom-shape svg:x="5.24365in" svg:y="0.71007in" svg:width="1.91011in" svg:height="0.76405in" draw:id="id63" draw:style-name="a359" draw:name="Rounded Rectangle 3">
          <svg:title/>
          <svg:desc/>
          <text:p text:style-name="a358" text:class-names="" text:cond-style-name=""><text:span text:style-name="a357" text:class-names="">pare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4365in" svg:y="2.88777in" svg:width="1.91011in" svg:height="0.76405in" draw:id="id64" draw:style-name="a364" draw:name="Rounded Rectangle 5">
          <svg:title/>
          <svg:desc/>
          <text:p text:style-name="a363" text:class-names="" text:cond-style-name=""><text:span text:style-name="a360" text:class-names="">subproject</text:span><text:span text:style-name="a361" text:class-names="">-b</text:span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199in" svg:y="2.88777in" svg:width="1.91011in" svg:height="0.76405in" draw:id="id65" draw:style-name="a369" draw:name="Rounded Rectangle 6">
          <svg:title/>
          <svg:desc/>
          <text:p text:style-name="a368" text:class-names="" text:cond-style-name=""><text:span text:style-name="a365" text:class-names="">subproject</text:span><text:span text:style-name="a366" text:class-names="">-a</text:span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96739in" svg:y="2.88777in" svg:width="1.91011in" svg:height="0.76405in" draw:id="id66" draw:style-name="a374" draw:name="Rounded Rectangle 8">
          <svg:title/>
          <svg:desc/>
          <text:p text:style-name="a373" text:class-names="" text:cond-style-name=""><text:span text:style-name="a370" text:class-names="">subproject</text:span><text:span text:style-name="a371" text:class-names="">-c</text:span><text:span text:style-name="a3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97334in" svg:y="4.61224in" svg:width="1.91011in" svg:height="0.76405in" draw:id="id67" draw:style-name="a379" draw:name="Rounded Rectangle 9">
          <svg:title/>
          <svg:desc/>
          <text:p text:style-name="a378" text:class-names="" text:cond-style-name=""><text:span text:style-name="a375" text:class-names="">subproject</text:span><text:span text:style-name="a376" text:class-names="">-c-1</text:span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13616in" svg:y="4.61223in" svg:width="1.91011in" svg:height="0.76405in" draw:id="id68" draw:style-name="a384" draw:name="Rounded Rectangle 10">
          <svg:title/>
          <svg:desc/>
          <text:p text:style-name="a383" text:class-names="" text:cond-style-name=""><text:span text:style-name="a380" text:class-names="">subproject</text:span><text:span text:style-name="a381" text:class-names="">-c-2</text:span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78082in" svg:y1="6.20548in" svg:x2="2.33108in" svg:y2="6.20548in" draw:id="id69" draw:style-name="a386" draw:name="Straight Arrow Connector 12">
          <svg:title/>
          <svg:desc/>
        </draw:connector>
        <draw:connector draw:type="line" svg:x1="0.78082in" svg:y1="6.92009in" svg:x2="2.33108in" svg:y2="6.92009in" draw:id="id70" draw:style-name="a387" draw:name="Straight Arrow Connector 13">
          <svg:title/>
          <svg:desc/>
        </draw:connector>
        <draw:frame draw:id="id71" draw:style-name="a390" draw:name="TextBox 14" svg:x="0.78082in" svg:y="6.20548in" svg:width="1.56377in" svg:height="0.40391in">
          <draw:text-box>
            <text:p text:style-name="a389" text:class-names="" text:cond-style-name=""><text:span text:style-name="a388" text:class-names="">dependency</text:span></text:p>
          </draw:text-box>
          <svg:title/>
          <svg:desc/>
        </draw:frame>
        <draw:frame draw:id="id72" draw:style-name="a393" draw:name="TextBox 18" svg:x="0.78082in" svg:y="6.92009in" svg:width="1.56377in" svg:height="0.40391in">
          <draw:text-box>
            <text:p text:style-name="a392" text:class-names="" text:cond-style-name=""><text:span text:style-name="a391" text:class-names="">parent-child</text:span></text:p>
          </draw:text-box>
          <svg:title/>
          <svg:desc/>
        </draw:frame>
        <draw:connector draw:type="line" svg:x1="3.47495in" svg:y1="2.88777in" draw:start-shape="id65" draw:start-glue-point="0" svg:x2="6.1987in" svg:y2="1.47412in" draw:end-shape="id63" draw:end-glue-point="2" draw:id="id73" draw:style-name="a394" draw:name="Straight Arrow Connector 20">
          <svg:title/>
          <svg:desc/>
        </draw:connector>
        <draw:connector draw:type="curve" svg:x1="9.00719in" svg:y1="2.5678in" draw:start-shape="id68" draw:start-glue-point="2" svg:x2="7.28273in" svg:y2="6.46031in" draw:end-shape="id64" draw:end-glue-point="2" draw:id="id74" draw:style-name="a396" draw:transform="translate(-8.14496in -4.51405in) rotate(-1.5708) translate(8.14496in 4.51405in)" draw:name="Straight Arrow Connector 21">
          <svg:title/>
          <svg:desc/>
        </draw:connector>
        <draw:connector draw:type="curve" svg:x1="4.83683in" svg:y1="2.28994in" draw:start-shape="id64" draw:start-glue-point="2" svg:x2="4.85072in" svg:y2="5.01369in" draw:end-shape="id65" draw:end-glue-point="2" draw:id="id75" draw:style-name="a398" draw:transform="translate(-4.84377in -3.65182in) rotate(-1.5708) translate(4.84377in 3.65182in)" draw:name="Straight Arrow Connector 21">
          <svg:title/>
          <svg:desc/>
        </draw:connector>
        <draw:connector draw:type="line" svg:x1="6.1987in" svg:y1="2.88777in" draw:start-shape="id64" draw:start-glue-point="0" svg:x2="6.1987in" svg:y2="1.47412in" draw:end-shape="id63" draw:end-glue-point="2" draw:id="id76" draw:style-name="a399" draw:name="Straight Arrow Connector 31">
          <svg:title/>
          <svg:desc/>
        </draw:connector>
        <draw:connector draw:type="line" svg:x1="8.92244in" svg:y1="2.88777in" draw:start-shape="id66" draw:start-glue-point="0" svg:x2="6.1987in" svg:y2="1.47412in" draw:end-shape="id63" draw:end-glue-point="2" draw:id="id77" draw:style-name="a400" draw:name="Straight Arrow Connector 34">
          <svg:title/>
          <svg:desc/>
        </draw:connector>
        <draw:connector draw:type="line" svg:x1="7.92839in" svg:y1="4.61224in" draw:start-shape="id67" draw:start-glue-point="0" svg:x2="8.92244in" svg:y2="3.65182in" draw:end-shape="id66" draw:end-glue-point="2" draw:id="id78" draw:style-name="a401" draw:name="Straight Arrow Connector 17">
          <svg:title/>
          <svg:desc/>
        </draw:connector>
        <draw:connector draw:type="line" svg:x1="10.09121in" svg:y1="4.61223in" draw:start-shape="id68" draw:start-glue-point="0" svg:x2="8.92244in" svg:y2="3.65182in" draw:end-shape="id66" draw:end-glue-point="2" draw:id="id79" draw:style-name="a402" draw:name="Straight Arrow Connector 2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95" svg:viewBox="0 0 20 30" svg:d="m10 0-10 30h20z"/>
    <draw:marker draw:name="a385" svg:viewBox="0 0 20 30" svg:d="m10 0-10 30h20z"/>
    <draw:marker draw:name="a39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15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15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15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15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5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15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15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15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5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15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15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15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Maarten Mulders</meta:initial-creator>
    <dc:creator>Matthias Bünger</dc:creator>
    <meta:creation-date>2021-04-30T11:55:45Z</meta:creation-date>
    <dc:date>2024-12-15T19:13:09Z</dc:date>
    <meta:editing-cycles>5</meta:editing-cycles>
    <meta:editing-duration>PT0S</meta:editing-duration>
    <meta:document-statistic meta:paragraph-count="8" meta:word-count="13"/>
  </office:meta>
</office:document-meta>
</file>